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43c" officeooo:paragraph-rsid="0009843c"/>
    </style:style>
    <style:style style:name="P2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09843c" officeooo:paragraph-rsid="00098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zeppelin from ftp</text:p>
      <text:p text:style-name="P1">=====================</text:p>
      <text:p text:style-name="P1">sudo mv /home/nielit/Downloads/zeppelin-0.8.1-bin-all.tgz /home/hadoop/</text:p>
      <text:p text:style-name="P1"/>
      <text:p text:style-name="P1">tar xvf zeppelin-0.8.1-bin-all.tgz</text:p>
      <text:p text:style-name="P1">mv zeppelin-0.8.1-bin-all /opt/zeppelin</text:p>
      <text:p text:style-name="P1"/>
      <text:p text:style-name="P1">cd /opt/zeppelin/conf/</text:p>
      <text:p text:style-name="P1">cp zeppelin-site.xml.template zeppelin-site.xml</text:p>
      <text:p text:style-name="P1">cp zeppelin-env.sh.template zeppelin-env.sh</text:p>
      <text:p text:style-name="P1">vim zeppelin-env.sh</text:p>
      <text:p text:style-name="P1"/>
      <text:p text:style-name="P2">add this line</text:p>
      <text:p text:style-name="P1">export SPARK_HOME=/opt/spark</text:p>
      <text:p text:style-name="P1">export JAVA_HOME=/usr/lib/jvm/java-8-oracle/jre</text:p>
      <text:p text:style-name="P1"/>
      <text:p text:style-name="P1"/>
      <text:p text:style-name="P1">vim zeppelin-site.xml</text:p>
      <text:p text:style-name="P1">================</text:p>
      <text:p text:style-name="P1">change the value as 8080 to 8082</text:p>
      <text:p text:style-name="P1">&lt;property&gt;</text:p>
      <text:p text:style-name="P1"><text:s text:c="2"/>&lt;name&gt;zeppelin.server.port&lt;/name&gt;</text:p>
      <text:p text:style-name="P1"><text:s text:c="2"/>&lt;value&gt;8082&lt;/value&gt;</text:p>
      <text:p text:style-name="P1"><text:s text:c="2"/>&lt;description&gt;Server port.&lt;/description&gt;</text:p>
      <text:p text:style-name="P1">&lt;/property&gt;</text:p>
      <text:p text:style-name="P1"/>
      <text:p text:style-name="P1"/>
      <text:p text:style-name="P1">cd /opt/zeppelin</text:p>
      <text:p text:style-name="P1">bin/zeppelin-daemon.sh start</text:p>
      <text:p text:style-name="P1"/>
      <text:p text:style-name="P1">check in webbrowser as hostname:808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5:49:36.617389613</meta:creation-date>
    <dc:date>2019-04-09T15:56:09.676076294</dc:date>
    <meta:editing-duration>PT6M33S</meta:editing-duration>
    <meta:editing-cycles>1</meta:editing-cycles>
    <meta:document-statistic meta:table-count="0" meta:image-count="0" meta:object-count="0" meta:page-count="1" meta:paragraph-count="23" meta:word-count="57" meta:character-count="677" meta:non-whitespace-character-count="637"/>
    <meta:generator>LibreOffice/5.1.6.2$Linux_X86_64 LibreOffice_project/10m0$Build-2</meta:generator>
  </office:meta>
</office:document-meta>
</file>